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0614401</text:p>
          </table:table-cell>
          <table:table-cell office:value-type="string" calcext:value-type="string">
            <text:p>2024-03-21 2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5736" calcext:value-type="float">
            <text:p>47.4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14401</text:p>
          </table:table-cell>
          <table:table-cell office:value-type="string" calcext:value-type="string">
            <text:p>2021-12-10 23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82744" calcext:value-type="float">
            <text:p>55.482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14401</text:p>
          </table:table-cell>
          <table:table-cell office:value-type="string" calcext:value-type="string">
            <text:p>2020-12-15 19:3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13608" calcext:value-type="float">
            <text:p>54.013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14401</text:p>
          </table:table-cell>
          <table:table-cell office:value-type="string" calcext:value-type="string">
            <text:p>2018-12-05 17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23376" calcext:value-type="float">
            <text:p>46.82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14401</text:p>
          </table:table-cell>
          <table:table-cell office:value-type="string" calcext:value-type="string">
            <text:p>2017-12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0204" calcext:value-type="float">
            <text:p>46.80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14401</text:p>
          </table:table-cell>
          <table:table-cell office:value-type="string" calcext:value-type="string">
            <text:p>2016-11-30 16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46536" calcext:value-type="float">
            <text:p>49.246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14401</text:p>
          </table:table-cell>
          <table:table-cell office:value-type="string" calcext:value-type="string">
            <text:p>2004-1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6488" calcext:value-type="float">
            <text:p>46.66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14401</text:p>
          </table:table-cell>
          <table:table-cell office:value-type="string" calcext:value-type="string">
            <text:p>2001-1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392" calcext:value-type="float">
            <text:p>46.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14401</text:p>
          </table:table-cell>
          <table:table-cell office:value-type="string" calcext:value-type="string">
            <text:p>1997-1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4316" calcext:value-type="float">
            <text:p>48.143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14401</text:p>
          </table:table-cell>
          <table:table-cell office:value-type="string" calcext:value-type="string">
            <text:p>1996-1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2772" calcext:value-type="float">
            <text:p>46.52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14401</text:p>
          </table:table-cell>
          <table:table-cell office:value-type="string" calcext:value-type="string">
            <text:p>1995-1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83168" calcext:value-type="float">
            <text:p>46.68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14401</text:p>
          </table:table-cell>
          <table:table-cell office:value-type="string" calcext:value-type="string">
            <text:p>1994-1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04504" calcext:value-type="float">
            <text:p>46.70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14401</text:p>
          </table:table-cell>
          <table:table-cell office:value-type="string" calcext:value-type="string">
            <text:p>1993-1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59496" calcext:value-type="float">
            <text:p>46.25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14401</text:p>
          </table:table-cell>
          <table:table-cell office:value-type="string" calcext:value-type="string">
            <text:p>1992-1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70392" calcext:value-type="float">
            <text:p>46.57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14401</text:p>
          </table:table-cell>
          <table:table-cell office:value-type="string" calcext:value-type="string">
            <text:p>1992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30384" calcext:value-type="float">
            <text:p>48.030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14401</text:p>
          </table:table-cell>
          <table:table-cell office:value-type="string" calcext:value-type="string">
            <text:p>1991-0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81416" calcext:value-type="float">
            <text:p>46.381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14401</text:p>
          </table:table-cell>
          <table:table-cell office:value-type="string" calcext:value-type="string">
            <text:p>1988-1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86344" calcext:value-type="float">
            <text:p>46.186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14401</text:p>
          </table:table-cell>
          <table:table-cell office:value-type="string" calcext:value-type="string">
            <text:p>1987-1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8116" calcext:value-type="float">
            <text:p>47.381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14401</text:p>
          </table:table-cell>
          <table:table-cell office:value-type="string" calcext:value-type="string">
            <text:p>1986-1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54112" calcext:value-type="float">
            <text:p>45.85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14401</text:p>
          </table:table-cell>
          <table:table-cell office:value-type="string" calcext:value-type="string">
            <text:p>1984-1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73696" calcext:value-type="float">
            <text:p>45.573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14401</text:p>
          </table:table-cell>
          <table:table-cell office:value-type="string" calcext:value-type="string">
            <text:p>1983-0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9516" calcext:value-type="float">
            <text:p>45.09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14401</text:p>
          </table:table-cell>
          <table:table-cell office:value-type="string" calcext:value-type="string">
            <text:p>1981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84264" calcext:value-type="float">
            <text:p>44.784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5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46" meta:object-count="0"/>
    <meta:user-defined meta:name="AppVersion">3.0</meta:user-defined>
  </office:meta>
</office:document-meta>
</file>